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15692d" officeooo:paragraph-rsid="0015692d"/>
    </style:style>
    <style:style style:name="P3" style:family="paragraph" style:parent-style-name="Standard">
      <style:text-properties style:font-name="Ubuntu" officeooo:rsid="0017af20" officeooo:paragraph-rsid="0017af20"/>
    </style:style>
    <style:style style:name="P4" style:family="paragraph" style:parent-style-name="Standard">
      <style:text-properties style:font-name="Ubuntu" officeooo:rsid="001850af" officeooo:paragraph-rsid="001850af"/>
    </style:style>
    <style:style style:name="P5" style:family="paragraph" style:parent-style-name="Standard">
      <style:text-properties style:font-name="Ubuntu" fo:font-weight="bold" style:font-weight-asian="bold" style:font-weight-complex="bold"/>
    </style:style>
    <style:style style:name="P6" style:family="paragraph" style:parent-style-name="Standard">
      <style:text-properties style:font-name="Ubuntu" fo:font-weight="bold" officeooo:rsid="0017af20" officeooo:paragraph-rsid="0017af20" style:font-weight-asian="bold" style:font-weight-complex="bold"/>
    </style:style>
    <style:style style:name="P7" style:family="paragraph" style:parent-style-name="Standard">
      <style:text-properties style:font-name="Ubuntu" officeooo:rsid="0019e4cd" officeooo:paragraph-rsid="0019e4cd"/>
    </style:style>
    <style:style style:name="P8" style:family="paragraph" style:parent-style-name="Standard" style:list-style-name="L1">
      <style:text-properties style:font-name="Ubuntu" officeooo:rsid="0016b367" officeooo:paragraph-rsid="0016b367"/>
    </style:style>
    <style:style style:name="P9" style:family="paragraph" style:parent-style-name="Standard">
      <style:text-properties officeooo:paragraph-rsid="0017af20"/>
    </style:style>
    <style:style style:name="T1" style:family="text">
      <style:text-properties officeooo:rsid="0016b367"/>
    </style:style>
    <style:style style:name="T2" style:family="text">
      <style:text-properties officeooo:rsid="001850a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59ee"/>
    </style:style>
    <style:style style:name="T5" style:family="text">
      <style:text-properties style:font-name="Ubuntu" officeooo:rsid="0017af20"/>
    </style:style>
    <style:style style:name="T6" style:family="text">
      <style:text-properties style:font-name="Ubuntu" officeooo:rsid="001a07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3">Implementação: descrição sobre a implementação do programa.</text:span></text:p>
      <text:p text:style-name="P2">O software foi <text:span text:style-name="T1">arquitetado</text:span> da seguinte maneira:</text:p>
      <text:list xml:id="list2669370278" text:style-name="L1">
        <text:list-item>
          <text:p text:style-name="P8">Um executável de linha de comando: Para receber a expressão</text:p>
        </text:list-item>
        <text:list-item>
          <text:p text:style-name="P8">Uma biblioteca compartilhada, responsável por: </text:p>
          <text:list>
            <text:list-item>
              <text:p text:style-name="P8">Para fazer o parse da expressão;</text:p>
            </text:list-item>
            <text:list-item>
              <text:p text:style-name="P8">Transformar em uma arvore binaria de expressão;</text:p>
            </text:list-item>
            <text:list-item>
              <text:p text:style-name="P8">Fazer o evaluate (resolver a expressão), </text:p>
            </text:list-item>
            <text:list-item>
              <text:p text:style-name="P8">Criar um arquivo de .dot para a confecção do grafo</text:p>
            </text:list-item>
            <text:list-item>
              <text:p text:style-name="P8">Liberar sua própria memoria</text:p>
            </text:list-item>
          </text:list>
        </text:list-item>
        <text:list-item>
          <text:p text:style-name="P8">Um executável com a interface gráfica em Qt que consome a bilbioteca, responsável por:</text:p>
          <text:list>
            <text:list-item>
              <text:p text:style-name="P8">Receber um arquivo texto com a expressão (comando da questão ambígua)</text:p>
            </text:list-item>
            <text:list-item>
              <text:p text:style-name="P8">Utilizar a biblioteca para resolver a expressão e gerar o arquivo para a confecção do grafo</text:p>
            </text:list-item>
            <text:list-item>
              <text:p text:style-name="P8">Processar arquivo gerado e transformá-lo em um arquivo SVG e desenhá-lo na tela</text:p>
            </text:list-item>
          </text:list>
        </text:list-item>
      </text:list>
      <text:p text:style-name="P9"><text:span text:style-name="T5">A documentação das funções (API da biblioteca e outros) estão em arquivo separado gerado por ferramenta de documentação automatizada, descrevendo seu funcionamento e apresentando grafos de dependencias. </text:span><text:span text:style-name="T6">ARQUIVO: refman.pdf</text:span></text:p>
      <text:p text:style-name="P1"/>
      <text:p text:style-name="P5">2. Impressões gerais: descreva o seu processo de implementação deste trabalho. Aponte coisas que gostou bem como aquelas que o desagradou. Avalie o que o motivou, conhecimentos que adquiriu, entre outros.</text:p>
      <text:p text:style-name="P6"/>
      <text:p text:style-name="P3">Após definir a arquitetura do software, criei o modelo no Qt (bibliotecas e executares) e comecei pela biblioteca, tive algumas dificuldades para criar a arvore de expressão mas após muitos vides e ajuda de colegas consegui implementar. Depois disso estava indeciso entre 2 bibliotecas para geração do grafo de expressão. Decidi pela que acreditei que fosse mais fácil do usuário utilizar, apesar de não ser a melhor para mim. Já havia criado o visualizador de imagens quando percebi que <text:s/>a biblioteca escolhida não suportava exportação para imagem (JPEG, PNG) e tive que mudar meu código (com muito custo) para visualizar como SVG. <text:span text:style-name="T2">Mas no final consegui fazer tudo e aprendi a utilizar o Qt melhor e odiar o qmake.</text:span></text:p>
      <text:p text:style-name="P3"><text:s/></text:p>
      <text:p text:style-name="P1">3. <text:span text:style-name="T3">Análise: deve ser feita uma análise dos resultados obtidos com este trabalho.</text:span></text:p>
      <text:p text:style-name="P4"/>
      <text:p text:style-name="P4">O<text:span text:style-name="T4">s resultados foram satisfatórios, todos os itens solicitados (incluindo os extras) foram cumpridos. A documentação e qualidade do código seguem padrões de Clean Code.</text:span></text:p>
      <text:p text:style-name="P7">Além de passar o valgrind e verificar que não há memory leaks.</text:p>
      <text:p text:style-name="P4"/>
      <text:p text:style-name="P5">4. Conclusão: comentários gerais sobre o trabalho e as principais dificuldades encontradas em sua implementação.</text:p>
      <text:p text:style-name="P5"/>
      <text:p text:style-name="P4">Já fiz a discussão acima sobre isto, porém, no que se refere ao comando do trabalho, na parte do ponto extra ficou ambíguo, como a questão 1 não é possível exibir uma arvore, pareceu que os pontos extras eram apenas para questão 2. E utilizar um arquivo texto para usar como entrada da expressão não pareceu muito eficiente (faria mais sentido uma caixa de texto). Se for o caso de ter que fazer uma interface gráfica para cada questão, tecnicamente eu satisfiz ambas solicitações pois a única coisa diferente na questão 1 seria a inserção do arquivo, que eu fiz na questão 2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14:04:13.246302507</meta:creation-date>
    <dc:date>2021-04-18T18:10:28.446799225</dc:date>
    <meta:editing-duration>PT5M4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1" meta:paragraph-count="22" meta:word-count="474" meta:character-count="2887" meta:non-whitespace-character-count="2441"/>
  </office:meta>
</office:document-meta>
</file>